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5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omandos</text:h>
      <text:p text:style-name="P2">window.alert( <text:s/>) - Faz aparecer um<text:span text:style-name="T1">a janela de</text:span> alerta na pagina</text:p>
      <text:p text:style-name="P3">alert( <text:s/>) - Faz aparecer um<text:span text:style-name="T1">a janela de</text:span> alerta na pagina</text:p>
      <text:p text:style-name="P4">window.confirm( <text:s/>) - Faz aparecer um<text:span text:style-name="T1">a janela</text:span> de confirmação na pagina</text:p>
      <text:p text:style-name="P4">window.prompt( <text:s/>) - <text:span text:style-name="T1">Faz aparecer uma janela</text:span> <text:span text:style-name="T1">de pergunta na pagina</text:span></text:p>
      <text:p text:style-name="P7">Number.parseInt( <text:s/>) - Converte para numero inteiro</text:p>
      <text:p text:style-name="P7">Number.parseFloat( <text:s/>) - Converte para numero flutuante</text:p>
      <text:p text:style-name="P8">Number( <text:s/>) - Analisa o numero e <text:span text:style-name="T2">o </text:span>converte para a sua categoria <text:span text:style-name="T2">numerica</text:span></text:p>
      <text:p text:style-name="P9">String( <text:s/>) - Converte para string</text:p>
      <text:p text:style-name="P10">.toString( ) - Converte para string</text:p>
      <text:p text:style-name="P10">.<text:span text:style-name="T3">length - Quantos caracteres a string tem</text:span></text:p>
      <text:p text:style-name="P10">.<text:span text:style-name="T3">toUpperCase( ) - Transforma em letras maiusculas</text:span></text:p>
      <text:p text:style-name="P10">.<text:span text:style-name="T3">toLowerCase( ) - Transforma em letras minusculas</text:span></text:p>
      <text:p text:style-name="P11">document.write( <text:s/>) - Escreve na tela</text:p>
      <text:p text:style-name="P12">.<text:span text:style-name="T4">toFixed( <text:s/>) - Define a quantidade de casas decimais (depois do ponto)</text:span></text:p>
      <text:p text:style-name="P13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8-30T20:00:08.220310940</dc:date>
    <meta:editing-duration>PT1H7M46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17" meta:word-count="145" meta:character-count="865" meta:non-whitespace-character-count="727"/>
  </office:meta>
</office:document-meta>
</file>